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79cm" svg:height="0.9cm" draw:z-index="0"><draw:image xlink:href="../images/0642.png" xlink:type="simple" xlink:show="embed" xlink:actuate="onLoad"/></draw:frame></text:p>
          </table:table-cell>
          <table:table-cell table:style-name="Table1.B1" office:value-type="string">
            <text:h text:style-name="P6" text:outline-level="1">Редук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1"/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93cm" svg:height="1.589cm" draw:z-index="1"><draw:image xlink:href="../images/0642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атематическую модель передаточных механизмов, в том числе редукторов, с учетом угловых упругих деформаций между валами двигателя и объекта регулирования. </text:p>
            <text:p text:style-name="P2">Учитываются также потери на неупругое демпфирование, силы трения при относительном движении входного и выходного валов.</text:p>
            <text:p text:style-name="P2"><text:span text:style-name="T1">Внимание. </text:span>Приведенное ниже описание блока <text:span text:style-name="T3">Редуктор</text:span> (входы, выходы, параметры и т.п.) выполнено на примере передаточного механизма <text:span text:style-name="T3">вращательного</text:span> действия в виде редуктора между валами ГД и объекта регулирования. </text:p>
            <text:p text:style-name="P2">Блок имеет <text:span text:style-name="T1">2</text:span> входных порта и <text:span text:style-name="T1">3 </text:span>выходных порта. </text:p>
            <text:p text:style-name="P2"><text:span text:style-name="T2">Входные порты</text:span>:</text:p>
            <text:p text:style-name="P2">На 1-ый входной порт (слева) подается сигнал, соответствующий скорости вала гидродвигателя <text:span text:style-name="T4">Omd</text:span>;</text:p>
            <text:p text:style-name="P2">На 2-ой входной порт (снизу) подается сигнал, соответствующий значению скорости объекта регулирования <text:span text:style-name="T4">Om</text:span>. </text:p>
            <text:p text:style-name="P2"><text:span text:style-name="T2">Выходные порты</text:span>:</text:p>
            <text:p text:style-name="P2">На 1-ом выходном порте (справа) формируется сигнал, соответствующий значению угла рассогласования <text:span text:style-name="T4">alf</text:span> между валами ГД и ОР; </text:p>
            <text:p text:style-name="P2">На 2-ом выходном порте (справа) формируется сигнал, соответствующий значению результирующего момента сил упругих деформаций <text:span text:style-name="T4">Mу</text:span>, приложенного к ОР; </text:p>
            <text:p text:style-name="P2">На 3-ем выходном порте (слева) формируется сигнал, соответствующий значению момента <text:span text:style-name="T4">Mr</text:span>, приложенного к валу ГД.</text:p>
            <text:p text:style-name="P2"><text:soft-page-break/><text:span text:style-name="T6">Свойства</text:span><text:span text:style-name="T5">: </text:span></text:p>
            <text:list xml:id="list2587189000343029991" text:style-name="L1">
              <text:list-item>
                <text:p text:style-name="P5"><text:span text:style-name="T3">Передаточное число редуктора </text:span><text:span text:style-name="T4">ir</text:span>; </text:p>
              </text:list-item>
              <text:list-item>
                <text:p text:style-name="P5"><text:span text:style-name="T3">Половину величины люфта </text:span><text:span text:style-name="T4">lft</text:span>, рад; </text:p>
              </text:list-item>
              <text:list-item>
                <text:p text:style-name="P5"><text:span text:style-name="T3">Коэффициент демпфирования </text:span><text:span text:style-name="T4">fy</text:span>; Нм*с/рад </text:p>
              </text:list-item>
              <text:list-item>
                <text:p text:style-name="P5"><text:span text:style-name="T3">Упругость редуктора </text:span><text:span text:style-name="T4">cy</text:span>, Нм/рад;</text:p>
              </text:list-item>
              <text:list-item>
                <text:p text:style-name="P5"><text:span text:style-name="T3">Момент трения </text:span><text:span text:style-name="T4">M0</text:span> <text:span text:style-name="T3">при относительном движении входного и выходного валов</text:span>, Нм;</text:p>
              </text:list-item>
              <text:list-item>
                <text:p text:style-name="P5"><text:span text:style-name="T3">Начальное значение угла рассогласования </text:span><text:span text:style-name="T4">alf0</text:span> <text:span text:style-name="T3">между валами ГД и ОР</text:span><text:span text:style-name="T5">, рад.</text:span></text:p>
              </text:list-item>
            </text:list>
            <text:p text:style-name="P2"><text:span text:style-name="T2">Примечания</text:span>: </text:p>
            <text:p text:style-name="P2">1. Если какие-то именованные параметры математической модели в процессе моделирования изменяются, то в <text:span text:style-name="T4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дуктор (гидроавтоматика)</dc:title>
    <dc:date>2014-12-09T23:53:40.29</dc:date>
    <meta:generator>OpenOffice/4.1.1$Win32 OpenOffice.org_project/411m6$Build-9775</meta:generator>
    <meta:editing-duration>PT3H22M10S</meta:editing-duration>
    <meta:editing-cycles>95</meta:editing-cycles>
    <meta:print-date>2011-11-10T16:21:48.35</meta:print-date>
    <meta:document-statistic meta:table-count="1" meta:image-count="2" meta:object-count="0" meta:page-count="2" meta:paragraph-count="25" meta:word-count="226" meta:character-count="1702"/>
    <meta:user-defined meta:name="Поле 1"/>
    <meta:user-defined meta:name="Поле 2"/>
    <meta:user-defined meta:name="Поле 3"/>
    <meta:user-defined meta:name="Поле 4"/>
  </office:meta>
</office:document-meta>
</file>